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3d22" officeooo:paragraph-rsid="00013d22" style:font-size-asian="15.75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weight="normal" officeooo:rsid="00013d22" officeooo:paragraph-rsid="00013d22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weight="normal" officeooo:rsid="000e88fb" officeooo:paragraph-rsid="000e88fb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normal" officeooo:rsid="000324fa" officeooo:paragraph-rsid="000f06de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0324fa" officeooo:paragraph-rsid="000324fa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0c0fba" officeooo:paragraph-rsid="000c0fba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officeooo:rsid="0006f098" officeooo:paragraph-rsid="0006f098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officeooo:rsid="00013d22" officeooo:paragraph-rsid="00013d22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officeooo:rsid="000324fa" officeooo:paragraph-rsid="000324fa" style:font-size-asian="14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officeooo:rsid="001dbfe7" officeooo:paragraph-rsid="0026d673" style:font-size-asian="14pt" style:font-size-complex="14pt"/>
    </style:style>
    <style:style style:name="T1" style:family="text">
      <style:text-properties fo:font-size="18pt" fo:font-weight="normal" style:font-size-asian="15.75pt" style:font-weight-asian="normal" style:font-size-complex="18pt" style:font-weight-complex="normal"/>
    </style:style>
    <style:style style:name="T2" style:family="text">
      <style:text-properties fo:font-size="18pt" fo:font-weight="normal" officeooo:rsid="0002fc76" style:font-size-asian="15.75pt" style:font-weight-asian="normal" style:font-size-complex="18pt" style:font-weight-complex="normal"/>
    </style:style>
    <style:style style:name="T3" style:family="text">
      <style:text-properties fo:font-size="18pt" fo:font-weight="normal" officeooo:rsid="000e88fb" style:font-size-asian="15.75pt" style:font-weight-asian="normal" style:font-size-complex="18pt" style:font-weight-complex="normal"/>
    </style:style>
    <style:style style:name="T4" style:family="text">
      <style:text-properties fo:font-size="18pt" fo:font-weight="normal" officeooo:rsid="001f260a" style:font-size-asian="15.75pt" style:font-weight-asian="normal" style:font-size-complex="18pt" style:font-weight-complex="normal"/>
    </style:style>
    <style:style style:name="T5" style:family="text">
      <style:text-properties fo:font-size="18pt" fo:font-weight="normal" officeooo:rsid="00211771" style:font-size-asian="15.75pt" style:font-weight-asian="normal" style:font-size-complex="18pt" style:font-weight-complex="normal"/>
    </style:style>
    <style:style style:name="T6" style:family="text">
      <style:text-properties fo:font-size="18pt" fo:font-weight="normal" officeooo:rsid="00215751" style:font-size-asian="15.75pt" style:font-weight-asian="normal" style:font-size-complex="18pt" style:font-weight-complex="normal"/>
    </style:style>
    <style:style style:name="T7" style:family="text">
      <style:text-properties officeooo:rsid="0006f098"/>
    </style:style>
    <style:style style:name="T8" style:family="text">
      <style:text-properties officeooo:rsid="000e88fb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officeooo:rsid="000e88fb"/>
    </style:style>
    <style:style style:name="T11" style:family="text">
      <style:text-properties officeooo:rsid="000f06d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2fc76" style:font-weight-asian="normal" style:font-weight-complex="normal"/>
    </style:style>
    <style:style style:name="T14" style:family="text">
      <style:text-properties fo:font-weight="normal" officeooo:rsid="00215751" style:font-weight-asian="normal" style:font-weight-complex="normal"/>
    </style:style>
    <style:style style:name="T15" style:family="text">
      <style:text-properties fo:font-weight="normal" officeooo:rsid="000e88fb" style:font-weight-asian="normal" style:font-weight-complex="normal"/>
    </style:style>
    <style:style style:name="T16" style:family="text">
      <style:text-properties fo:font-weight="normal" officeooo:rsid="001f260a" style:font-weight-asian="normal" style:font-weight-complex="normal"/>
    </style:style>
    <style:style style:name="T17" style:family="text">
      <style:text-properties fo:font-weight="normal" officeooo:rsid="00211771" style:font-weight-asian="normal" style:font-weight-complex="normal"/>
    </style:style>
    <style:style style:name="T18" style:family="text">
      <style:text-properties fo:font-weight="normal" officeooo:rsid="0026d673" style:font-weight-asian="normal" style:font-weight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РЕБОВАНИЯ К КП</text:p>
      <text:list xml:id="list2380068674" text:style-name="L1">
        <text:list-item>
          <text:p text:style-name="P2">Функциональные требования к КП</text:p>
          <text:list>
            <text:list-item>
              <text:p text:style-name="P8"><text:span text:style-name="T12">КП должна решать задачу о формировании списка сотрудников, непрошедших аттестацию для любой введенной даты, </text:span><text:span text:style-name="T13">большей </text:span><text:span text:style-name="T14">либо равной</text:span><text:span text:style-name="T13"> 01/01/</text:span><text:span text:style-name="T14">2016</text:span><text:span text:style-name="T13"> и меньшей </text:span><text:span text:style-name="T14">либо равной </text:span><text:span text:style-name="T13">31/12/2017</text:span></text:p>
            </text:list-item>
            <text:list-item>
              <text:p text:style-name="P3">КП должна брать исходные данные о сотрудниках из файлов “Staff” и “Catalog”.</text:p>
            </text:list-item>
            <text:list-item>
              <text:p text:style-name="P9"><text:span text:style-name="T13">К</text:span><text:span text:style-name="T12">П должна обеспечивать ввод </text:span><text:span text:style-name="T15">дня, месяца и года </text:span><text:span text:style-name="T12">с клавиатуры в формате целых чисел.</text:span></text:p>
            </text:list-item>
            <text:list-item>
              <text:p text:style-name="P10"><text:span text:style-name="T12">КП </text:span><text:span text:style-name="T16">должна формировать файл “Output”, в который она записывает </text:span><text:span text:style-name="T14">информацию о</text:span><text:span text:style-name="T16"> сотрудник</text:span><text:span text:style-name="T14">ах </text:span><text:span text:style-name="T16">непрошедших аттестацию, </text:span><text:span text:style-name="T14">а именно <text:s/></text:span><text:span text:style-name="T18">их </text:span><text:span text:style-name="T14">фамилию и инициалы, профессию и дату последней аттестации</text:span><text:span text:style-name="T17">.</text:span></text:p>
            </text:list-item>
            <text:list-item>
              <text:p text:style-name="P4">КП должна выводить на экран сообщения об ошибках <text:span text:style-name="T11">в файлах “Staff” и “Catalog” и введенной дате.</text:span></text:p>
            </text:list-item>
            <text:list-item>
              <text:p text:style-name="P6"><text:span text:style-name="T8">КП должна обрабатывать только первые </text:span>100 <text:span text:style-name="T8">корректных </text:span>записей <text:span text:style-name="T11">в файле “Staff” и “Catalog”</text:span>.</text:p>
            </text:list-item>
          </text:list>
        </text:list-item>
        <text:list-item>
          <text:p text:style-name="P2">Требования к удобству КП</text:p>
          <text:list>
            <text:list-item>
              <text:p text:style-name="P5">КП должна <text:span text:style-name="T7">выдавать все сообщения на экран на английском языке.</text:span></text:p>
            </text:list-item>
            <text:list-item>
              <text:p text:style-name="P7">КП должна выдавать подсказки пользователю при <text:span text:style-name="T9">вводе исходных </text:span><text:span text:style-name="T10">дня, месяца и года</text:span>.</text:p>
            </text:list-item>
          </text:list>
        </text:list-item>
        <text:list-item>
          <text:p text:style-name="P2">Требования к надежности КП</text:p>
          <text:list>
            <text:list-item>
              <text:p text:style-name="P7">В ходе работы КП значения входных данных не должны быть изменены.</text:p>
            </text:list-item>
          </text:list>
        </text:list-item>
        <text:list-item>
          <text:p text:style-name="P2">Требования к мобильности КП</text:p>
          <text:list>
            <text:list-item>
              <text:p text:style-name="P7">КП должна быть переносимой без изменений из одной среды в другую в рамках ОС семейства UNIX, Windows 7, Windows 8, Windows 10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8pt" style:font-size-asian="15.75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6:40:08.404102816</meta:creation-date>
    <dc:date>2019-07-17T22:19:45.735540842</dc:date>
    <meta:editing-duration>PT6H45M48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91" meta:character-count="1181" meta:non-whitespace-character-count="1018"/>
  </office:meta>
</office:document-meta>
</file>